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a" fo:country="DK"/>
    </style:style>
    <style:style style:name="P2" style:family="paragraph" style:parent-style-name="Standard">
      <style:text-properties fo:color="#008000"/>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List_20_Paragraph" style:list-style-name="WWNum1">
      <style:text-properties fo:color="#008000"/>
    </style:style>
    <style:style style:name="T1" style:family="text">
      <style:text-properties fo:language="da" fo:country="DK"/>
    </style:style>
    <style:style style:name="T2" style:family="text">
      <style:text-properties fo:color="#ff0000" fo:language="da" fo:country="DK"/>
    </style:style>
    <style:style style:name="T3" style:family="text">
      <style:text-properties fo:color="#000000" fo:language="da" fo:country="DK"/>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ejl og mangler:</text:span></text:p>
      <text:list xml:id="list39345339" text:style-name="WWNum1">
        <text:list-item>
          <text:p text:style-name="P5"><text:span text:style-name="T1">Navne skal være i alfabetisk rækkefølge</text:span></text:p>
        </text:list-item>
        <text:list-item>
          <text:p text:style-name="P5"><text:span text:style-name="T1">Print mangler kopi til os, uden spisebilletter</text:span></text:p>
        </text:list-item>
        <text:list-item>
          <text:p text:style-name="P4"><text:span text:style-name="T1">Print passer ikke til papir og er utydeligt</text:span></text:p>
        </text:list-item>
        <text:list-item>
          <text:p text:style-name="P4"><text:span text:style-name="T1">Print – beboers navn går i nogle tilfælde ind over K’s adr.</text:span></text:p>
        </text:list-item>
        <text:list-item>
          <text:p text:style-name="P5"><text:span text:style-name="T1">Gruppen ”kollegie” mangler – de er pt under ”nuværende”</text:span></text:p>
        </text:list-item>
        <text:list-item>
          <text:p text:style-name="P5"><text:span text:style-name="T1">Forkert pris ved gæsteværelse + forkerte datoer, når jeg vil udskrive. Ikke i selve system.</text:span></text:p>
        </text:list-item>
        <text:list-item>
          <text:p text:style-name="P5"><text:span text:style-name="T1">Der mangler knappen ”opdater” i betaling</text:span></text:p>
        </text:list-item>
        <text:list-item>
          <text:p text:style-name="P5"><text:span text:style-name="T1">M</text:span><text:bookmark-start text:name="_GoBack"/><text:span text:style-name="T1">a</text:span><text:bookmark-end text:name="_GoBack"/><text:span text:style-name="T1">ngler knappen ”slet”, som plejer at være ved Annuller og Gem</text:span></text:p>
        </text:list-item>
        <text:list-item>
          <text:p text:style-name="P5"><text:span text:style-name="T1">Beboer bliver oprettet, dog uden værelse tildelelse. Jeg ved ikke om det har nogen betydning?</text:span></text:p>
        </text:list-item>
      </text:list>
      <text:p text:style-name="P1"/>
      <text:p text:style-name="P2"><text:span text:style-name="T1">Da jeg skulle forlænge en beboer med én dag, ville den have hende til at betale for 2 dage? </text:span></text:p>
      <text:p text:style-name="P2"><text:span text:style-name="T1">Når jeg opretter en ny beboer og trykker Gem, siger den: feks. ”Katrine kan ikke tildeles en seng før ankomstdatoen. Ønsker du at rette ankomstdato?”. Problemet er også her, at det slet ikke er Katrine jeg prøvede at oprette, men en helt anden. Og Katrine skal først komme til januar, og var tildelt en helt anden seng?</text:span></text:p>
      <text:p text:style-name="P1"/>
      <text:p text:style-name="Standard"><text:span text:style-name="T1">Jeg ved ikke om det giver meni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GB"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eta:initial-creator>
    <dc:creator>Maria Skovmand</dc:creator>
    <meta:editing-cycles>3</meta:editing-cycles>
    <meta:creation-date>2011-12-05T17:02:00</meta:creation-date>
    <dc:date>2011-12-05T22:59:30.46</dc:date>
    <meta:editing-duration>PT03H38M55S</meta:editing-duration>
    <meta:generator>OpenOffice.org/3.2$Win32 OpenOffice.org_project/320m18$Build-9502</meta:generator>
    <meta:document-statistic meta:table-count="0" meta:image-count="0" meta:object-count="0" meta:page-count="1" meta:paragraph-count="13" meta:word-count="189" meta:character-count="1007"/>
    <meta:template xlink:type="simple" xlink:actuate="onRequest" xlink:title="Normal" xlink:href=""/>
  </office:meta>
</office:document-meta>
</file>